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851e1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056c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3bd20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a0f7b62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ddb1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28fb6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0" style:family="paragraph" style:parent-style-name="Standard">
      <style:text-properties officeooo:rsid="0dde9a1c" officeooo:paragraph-rsid="0ddfbc49"/>
    </style:style>
    <style:style style:name="P51" style:family="paragraph" style:parent-style-name="Footnote">
      <style:text-properties officeooo:rsid="043ccc66" officeooo:paragraph-rsid="0dca2508"/>
    </style:style>
    <style:style style:name="P52" style:family="paragraph" style:parent-style-name="Footnote">
      <style:text-properties officeooo:rsid="043ccc66" officeooo:paragraph-rsid="0e5afad8"/>
    </style:style>
    <style:style style:name="P53" style:family="paragraph" style:parent-style-name="Standard">
      <style:paragraph-properties fo:text-align="center" style:justify-single-word="false"/>
      <style:text-properties officeooo:paragraph-rsid="0cc50ec9"/>
    </style:style>
    <style:style style:name="P54" style:family="paragraph" style:parent-style-name="Standard">
      <style:paragraph-properties fo:text-align="center" style:justify-single-word="false"/>
      <style:text-properties officeooo:paragraph-rsid="0f5f1cf7"/>
    </style:style>
    <style:style style:name="P55" style:family="paragraph" style:parent-style-name="Standard">
      <style:paragraph-properties fo:text-align="center" style:justify-single-word="false"/>
      <style:text-properties officeooo:paragraph-rsid="0eb4913f"/>
    </style:style>
    <style:style style:name="P56" style:family="paragraph" style:parent-style-name="Standard">
      <style:paragraph-properties fo:text-align="center" style:justify-single-word="false"/>
      <style:text-properties officeooo:paragraph-rsid="0db0d4d1"/>
    </style:style>
    <style:style style:name="P57" style:family="paragraph" style:parent-style-name="Standard">
      <style:paragraph-properties fo:text-align="center" style:justify-single-word="false"/>
      <style:text-properties officeooo:paragraph-rsid="0cc5fe5b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paragraph-properties fo:text-align="center" style:justify-single-word="false"/>
      <style:text-properties officeooo:paragraph-rsid="103fc298"/>
    </style:style>
    <style:style style:name="P61" style:family="paragraph" style:parent-style-name="Standard">
      <style:paragraph-properties fo:text-align="center" style:justify-single-word="false"/>
      <style:text-properties officeooo:paragraph-rsid="10411e41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Footnote">
      <style:text-properties officeooo:paragraph-rsid="0f92b562"/>
    </style:style>
    <style:style style:name="P64" style:family="paragraph" style:parent-style-name="Standard">
      <style:text-properties officeooo:paragraph-rsid="0f9ce6c3"/>
    </style:style>
    <style:style style:name="P65" style:family="paragraph" style:parent-style-name="Standard">
      <style:text-properties officeooo:paragraph-rsid="0f9ee08e"/>
    </style:style>
    <style:style style:name="P66" style:family="paragraph" style:parent-style-name="Footnote">
      <style:text-properties officeooo:paragraph-rsid="102c1a0f"/>
    </style:style>
    <style:style style:name="P67" style:family="paragraph" style:parent-style-name="Standard">
      <style:text-properties officeooo:paragraph-rsid="104d50c8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ddb11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3" style:family="paragraph" style:parent-style-name="Standard">
      <style:text-properties officeooo:paragraph-rsid="10708155"/>
    </style:style>
    <style:style style:name="P74" style:family="paragraph" style:parent-style-name="Standard">
      <style:text-properties officeooo:paragraph-rsid="10719011"/>
    </style:style>
    <style:style style:name="P75" style:family="paragraph" style:parent-style-name="Standard">
      <style:text-properties officeooo:paragraph-rsid="10738c5f"/>
    </style:style>
    <style:style style:name="P76" style:family="paragraph" style:parent-style-name="Footnote">
      <style:text-properties officeooo:paragraph-rsid="107faaf0"/>
    </style:style>
    <style:style style:name="P77" style:family="paragraph" style:parent-style-name="Standard">
      <style:text-properties officeooo:paragraph-rsid="109056c4"/>
    </style:style>
    <style:style style:name="P78" style:family="paragraph" style:parent-style-name="Footnote">
      <style:text-properties officeooo:paragraph-rsid="1095eb09"/>
    </style:style>
    <style:style style:name="P7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text-properties officeooo:paragraph-rsid="10927978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break-before="page"/>
      <style:text-properties officeooo:paragraph-rsid="0b0ddd8e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109809f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9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officeooo:rsid="04473353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officeooo:rsid="0aace3cd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officeooo:rsid="0f8f58bd"/>
    </style:style>
    <style:style style:name="T240" style:family="text">
      <style:text-properties officeooo:rsid="0f95a7a0"/>
    </style:style>
    <style:style style:name="T241" style:family="text">
      <style:text-properties style:text-underline-style="none"/>
    </style:style>
    <style:style style:name="T242" style:family="text">
      <style:text-properties style:text-underline-style="none" officeooo:rsid="109809f9"/>
    </style:style>
    <style:style style:name="T243" style:family="text">
      <style:text-properties officeooo:rsid="105c8aaa"/>
    </style:style>
    <style:style style:name="T244" style:family="text">
      <style:text-properties fo:font-size="12pt" style:font-size-asian="12pt" style:font-size-complex="12pt"/>
    </style:style>
    <style:style style:name="T245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25">C</text:span></text:span><text:span text:style-name="Strong_20_Emphasis"><text:span text:style-name="T124">hecklist voor </text:span></text:span><text:span text:style-name="Strong_20_Emphasis"><text:span text:style-name="T126">de installatie</text:span></text:span><text:span text:style-name="Strong_20_Emphasis"><text:span text:style-name="T124"> van </text:span></text:span><text:span text:style-name="Strong_20_Emphasis"><text:span text:style-name="T130"><text:user-field-get text:name="Distro">Rocky Linux</text:user-field-get></text:span></text:span><text:span text:style-name="Strong_20_Emphasis"><text:span text:style-name="T131"><text:s/></text:span></text:span><text:span text:style-name="Strong_20_Emphasis"><text:span text:style-name="T130"><text:user-field-get text:name="Version">8.10</text:user-field-get></text:span></text:span><text:span text:style-name="Strong_20_Emphasis"><text:span text:style-name="T128"><text:note text:id="ftn1" text:note-class="footnote"><text:note-citation>1</text:note-citation><text:note-body><text:p text:style-name="P66"><text:span text:style-name="T218">D</text:span><text:span text:style-name="T215">eze </text:span><text:span text:style-name="Strong_20_Emphasis"><text:span text:style-name="T222"><text:user-field-get text:name="Distro">Rocky Linux</text:user-field-get></text:span></text:span><text:span text:style-name="T216"><text:s/></text:span><text:span text:style-name="T223"><text:user-field-get text:name="Version">8.10</text:user-field-get></text:span><text:span text:style-name="T223"><text:s/></text:span><text:span text:style-name="T224">Server</text:span><text:span text:style-name="T215"> (codenaam </text:span><text:span text:style-name="T217">GreenObsidian</text:span><text:span text:style-name="T215">) </text:span><text:span text:style-name="T221">van 31 mei 2024 </text:span><text:span text:style-name="T215">wordt ondersteund tot </text:span><text:span text:style-name="T220">1 </text:span><text:span text:style-name="T219">mei</text:span><text:span text:style-name="T215"> 202</text:span><text:span text:style-name="T217">9</text:span><text:span text:style-name="T215">.</text:span></text:p></text:note-body></text:note></text:span></text:span><text:span text:style-name="Strong_20_Emphasis"><text:span text:style-name="T129"><text:s/></text:span></text:span><text:span text:style-name="Strong_20_Emphasis"><text:span text:style-name="T132">Server</text:span></text:span><text:span text:style-name="Strong_20_Emphasis"><text:span text:style-name="T127">.</text:span></text:span></text:p>
      <text:p text:style-name="P16"/>
      <text:p text:style-name="P16">Dit is een invulbare PDF, afdrukken is niet noodzakelijk.</text:p>
      <text:p text:style-name="P17"/>
      <text:p text:style-name="P79">Vul het tekstvak achter &lt;...&gt; in</text:p>
      <text:p text:style-name="P2"><text:span text:style-name="Definition"><text:span text:style-name="T14">&lt;GEBRUIKER</text:span></text:span><text:span text:style-name="Definition"><text:span text:style-name="T185">&gt;</text:span></text:span><text:span text:style-name="T195"><text:tab/><text:tab/></text:span><text:span text:style-name="T208"> <text:tab/><text:tab/></text:span><text:span text:style-name="T196"><draw:control text:anchor-type="as-char" svg:y="-0.4cm" draw:z-index="7" draw:name="Gebruiker 2" draw:style-name="gr2" draw:text-style-name="P90" svg:width="6.002cm" svg:height="0.5cm" draw:control="control6"><svg:title>Gebruiker</svg:title><svg:desc>Volledige naam, bijv. Jan Stek</svg:desc></draw:control></text:span><text:span text:style-name="T196"><text:tab/></text:span><text:span text:style-name="T197">b</text:span><text:span text:style-name="T232">ijv.</text:span><text:span text:style-name="T198"> </text:span><text:span text:style-name="T199">J</text:span><text:span text:style-name="T206">a</text:span><text:span text:style-name="T199">n </text:span><text:span text:style-name="T206">Jansen</text:span></text:p>
      <text:p text:style-name="P80"><text:span text:style-name="Definition"><text:span text:style-name="T14">&lt;</text:span></text:span><text:span text:style-name="Definition"><text:span text:style-name="T204">g</text:span></text:span><text:span text:style-name="Definition"><text:span text:style-name="T241">ebruikersnaam</text:span></text:span><text:span text:style-name="Definition"><text:span text:style-name="T185">&gt;</text:span></text:span><text:span text:style-name="Definition"><text:span text:style-name="T241"><text:tab/></text:span></text:span><text:span text:style-name="T203"><draw:control text:anchor-type="as-char" svg:y="-0.4cm" draw:z-index="8" draw:name="Gberuikersnaam 3" draw:style-name="gr2" draw:text-style-name="P90" svg:width="6.002cm" svg:height="0.5cm" draw:control="control7"><svg:title>Gebruikersnaam</svg:title><svg:desc>Korte naam, bijv. jan</svg:desc></draw:control></text:span><text:span text:style-name="T203"><text:tab/></text:span><text:span text:style-name="T205">b</text:span><text:span text:style-name="T235">ijv.</text:span><text:span text:style-name="T4"> </text:span><text:span text:style-name="T148">j</text:span><text:span text:style-name="T149">a</text:span><text:span text:style-name="T148">n</text:span></text:p>
      <text:p text:style-name="P2"><text:span text:style-name="Definition"><text:span text:style-name="T14">&lt;</text:span></text:span><text:span text:style-name="Definition"><text:span text:style-name="T241">COMPUTERNAAM</text:span></text:span><text:span text:style-name="Definition"><text:span text:style-name="T185">&gt;</text:span></text:span><text:span text:style-name="T207"><text:tab/><text:tab/></text:span><text:span text:style-name="T241"><draw:control text:anchor-type="as-char" svg:y="-0.4cm" draw:z-index="9" draw:name="Computernaam 1" draw:style-name="gr2" draw:text-style-name="P90" svg:width="6.002cm" svg:height="0.5cm" draw:control="control8"><svg:title>Computernaam</svg:title><svg:desc>Unieke naam van de computer</svg:desc></draw:control></text:span><text:span text:style-name="T241"><text:tab/></text:span><text:span text:style-name="T242">b</text:span><text:span text:style-name="T234">ijv.</text:span><text:span text:style-name="T187"> </text:span><text:span text:style-name="T188">pc02</text:span></text:p>
      <text:p text:style-name="P2"><text:span text:style-name="Definition"><text:span text:style-name="T14">&lt;</text:span></text:span><text:span text:style-name="Definition"><text:span text:style-name="T185">GEBRUIKER&gt;<text:tab/></text:span></text:span><text:span text:style-name="T189"><text:tab/></text:span><text:span text:style-name="T208"> <text:tab/><text:tab/></text:span><text:span text:style-name="T196"><draw:control text:anchor-type="as-char" svg:y="-0.4cm" draw:z-index="10" draw:name="Gebruiker 3" draw:style-name="gr2" draw:text-style-name="P90" svg:width="6.002cm" svg:height="0.5cm" draw:control="control9"><svg:title>Gebruiker</svg:title><svg:desc>Volledige naam, bijv. Jan Stek</svg:desc></draw:control></text:span><text:span text:style-name="T196"><text:tab/></text:span><text:span text:style-name="T197">e</text:span><text:span text:style-name="T233">vt.</text:span><text:span text:style-name="T200"> 2</text:span><text:span text:style-name="T210">e</text:span><text:span text:style-name="T201"> gebruiker</text:span></text:p>
      <text:p text:style-name="P80"><text:span text:style-name="Definition"><text:span text:style-name="T14">&lt;</text:span></text:span><text:span text:style-name="Definition"><text:span text:style-name="T185">GEBRUIKERSN</text:span></text:span><text:span text:style-name="Definition"><text:span text:style-name="T186">aa</text:span></text:span><text:span text:style-name="Definition"><text:span text:style-name="T185">M&gt;<text:tab/></text:span></text:span><text:span text:style-name="T203"><draw:control text:anchor-type="as-char" svg:y="-0.4cm" draw:z-index="11" draw:name="Gberuikersnaam 4" draw:style-name="gr2" draw:text-style-name="P90" svg:width="6.002cm" svg:height="0.5cm" draw:control="control10"><svg:title>Gebruikersnaam</svg:title><svg:desc>Korte naam, bijv. jan</svg:desc></draw:control></text:span><text:span text:style-name="T203"><text:tab/></text:span><text:span text:style-name="T205">e</text:span><text:span text:style-name="T236">vt.</text:span><text:span text:style-name="T190"> 2</text:span><text:span text:style-name="T209">e</text:span><text:span text:style-name="T190"> <text:s/></text:span><text:span text:style-name="T191">gebruiker</text:span></text:p>
      <text:p text:style-name="P83"><text:span text:style-name="T245">v</text:span>ervang &lt;...&gt; in deze checklist door de waarde in het tekstvak.</text:p>
      <text:p text:style-name="P40"/>
      <text:p text:style-name="P40"/>
      <text:p text:style-name="P1"><text:span text:style-name="T144">Nog niet op Linux?</text:span><text:span text:style-name="T138"><text:tab/></text:span><text:span text:style-name="T142">G</text:span><text:span text:style-name="T139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39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0"> onder </text:span><text:span text:style-name="T143">Linux</text:span><text:span text:style-name="T141">.</text:span></text:p>
      <text:p text:style-name="P38"><text:span text:style-name="T116">Nieuwe installatie?</text:span><text:span text:style-name="T113"><text:tab/></text:span><text:span text:style-name="T115">B</text:span><text:span text:style-name="T113">egin bij hoofdstuk </text:span><text:span text:style-name="T116"><text:bookmark-ref text:reference-format="page" text:ref-name="__RefNumPara__4009_1271708128">2</text:bookmark-ref></text:span><text:span text:style-name="T113"><text:s text:c="2"/></text:span><text:span text:style-name="T117"><text:bookmark-ref text:reference-format="text" text:ref-name="__RefNumPara__4009_1271708128">Installatie uitvoeren</text:bookmark-ref></text:span><text:span text:style-name="T114">.</text:span></text:p>
      <text:p text:style-name="P25"/>
      <text:p text:style-name="P25"/>
      <text:list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1"><draw:control text:anchor-type="as-char" draw:z-index="4" draw:name="Vorm3_0" draw:style-name="gr1" draw:text-style-name="P8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1"><draw:control text:anchor-type="as-char" draw:z-index="5" draw:name="Vorm3_ 2" draw:style-name="gr1" draw:text-style-name="P8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28">Aanmelden als </text:span></text:span><text:span text:style-name="Definition"><text:span text:style-name="T15">&lt;GEBRUIKER</text:span></text:span><text:span text:style-name="Definition"><text:span text:style-name="T193">&gt;</text:span></text:span><text:span text:style-name="Definition"><text:span text:style-name="T5"><text:note text:id="ftn2" text:note-class="footnote"><text:note-citation>2</text:note-citation><text:note-body><text:p text:style-name="P51"><text:span text:style-name="User_20_Entry"><text:span text:style-name="T75">E</text:span></text:span><text:span text:style-name="User_20_Entry"><text:span text:style-name="T91">v</text:span></text:span><text:span text:style-name="User_20_Entry"><text:span text:style-name="T92">en</text:span></text:span><text:span text:style-name="User_20_Entry"><text:span text:style-name="T94">t</text:span></text:span><text:span text:style-name="User_20_Entry"><text:span text:style-name="T95">uele </text:span></text:span><text:span text:style-name="User_20_Entry"><text:span text:style-name="T96">extra </text:span></text:span><text:span text:style-name="Definition"><text:span text:style-name="T237">gebruiker</text:span></text:span><text:span text:style-name="User_20_Entry"><text:span text:style-name="T87">s</text:span></text:span><text:span text:style-name="User_20_Entry"><text:span text:style-name="T96"> aanmelden </text:span></text:span><text:span text:style-name="User_20_Entry"><text:span text:style-name="T97">en dezelfde stappen uitvoeren</text:span></text:span><text:span text:style-name="User_20_Entry"><text:span text:style-name="T93">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60"><text:span text:style-name="Strong_20_Emphasis"><text:span text:style-name="T42"><draw:control text:anchor-type="as-char" draw:z-index="12" draw:name="Vorm4" draw:style-name="gr1" draw:text-style-name="P89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3" office:value-type="string">
            <text:p text:style-name="P73"><text:span text:style-name="Strong_20_Emphasis"><text:span text:style-name="T74">Typ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47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60"><text:span text:style-name="Strong_20_Emphasis"><text:span text:style-name="T42"><draw:control text:anchor-type="as-char" draw:z-index="13" draw:name="Vorm 3" draw:style-name="gr1" draw:text-style-name="P8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2"><draw:control text:anchor-type="as-char" draw:z-index="14" draw:name="Vorm 4" draw:style-name="gr1" draw:text-style-name="P89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4"><text:span text:style-name="Strong_20_Emphasis"><text:span text:style-name="T74">Typ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64"><text:span text:style-name="Strong_20_Emphasis"><text:span text:style-name="T38">Selecteer</text:span></text:span><text:span text:style-name="Strong_20_Emphasis"><text:span text:style-name="T32"> </text:span></text:span><text:span text:style-name="Strong_20_Emphasis"><text:span text:style-name="T63">1</text:span></text:span><text:span text:style-name="Strong_20_Emphasis"><text:span text:style-name="T51"> </text:span></text:span><text:span text:style-name="Strong_20_Emphasis"><text:span text:style-name="T52">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8" office:value-type="string">
            <text:p text:style-name="P48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72"><draw:control text:anchor-type="as-char" draw:z-index="23" draw:name="Vorm 14" draw:style-name="gr1" draw:text-style-name="P89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67"><text:span text:style-name="T151">Start de computer op vanaf</text:span><text:span text:style-name="T151"><text:note text:id="ftn3" text:note-class="footnote"><text:note-citation>1</text:note-citation><text:note-body><text:p text:style-name="P78"><text:span text:style-name="T101">B</text:span><text:span text:style-name="T102">ootmenu/</text:span><text:span text:style-name="T101">S</text:span><text:span text:style-name="T102">etup</text:span><text:span text:style-name="T100"> via </text:span><text:span text:style-name="T98">é</text:span><text:span text:style-name="T99">é</text:span><text:span text:style-name="T101">n van de </text:span><text:span text:style-name="Definition"><text:span text:style-name="T103">Veelgebruikte toetsen: </text:span></text:span><text:span text:style-name="Definition"><text:span text:style-name="T231">Esc, Delete, F1, F2, F9, F10, F11, of F12</text:span></text:span></text:p></text:note-body></text:note></text:span><text:span text:style-name="T151"> </text:span><text:span text:style-name="T152">een </text:span><text:span text:style-name="Strong_20_Emphasis"><text:span text:style-name="T135"><text:user-field-get text:name="Distro">Rocky Linux</text:user-field-get></text:span></text:span><text:span text:style-name="T150"><text:s/></text:span><text:span text:style-name="T136"><text:user-field-get text:name="Version">8.10</text:user-field-get></text:span><text:span text:style-name="T136"><text:s/></text:span><text:span text:style-name="Strong_20_Emphasis"><text:span text:style-name="T137">Server</text:span></text:span><text:span text:style-name="Strong_20_Emphasis"><text:span text:style-name="T66"> </text:span></text:span><text:span text:style-name="Strong_20_Emphasis"><text:span text:style-name="T67">L</text:span></text:span><text:span text:style-name="T68">ive</text:span><text:span text:style-name="T68"><text:note text:id="ftn4" text:note-class="footnote"><text:note-citation>2</text:note-citation><text:note-body><text:p text:style-name="P63"><text:span text:style-name="T211">Vanaf ee</text:span>n <text:span text:style-name="T240">L</text:span>ive <text:span text:style-name="T239">USB</text:span><text:span text:style-name="T214">-stick</text:span><text:span text:style-name="T12"> </text:span>kunt <text:span text:style-name="T211">u opstarten en</text:span> <text:span text:style-name="T10">met </text:span><text:span text:style-name="Strong_20_Emphasis"><text:span text:style-name="T153"><text:user-field-get text:name="Distro">Rocky Linux</text:user-field-get></text:span></text:span><text:span text:style-name="Strong_20_Emphasis"><text:span text:style-name="T153"><text:s/></text:span></text:span>werken zonder enige bestanden op de harde schijf te wijzigen en maakt ook installatie van <text:span text:style-name="Strong_20_Emphasis"><text:span text:style-name="T153"><text:user-field-get text:name="Distro">Rocky Linux</text:user-field-get></text:span></text:span><text:span text:style-name="Strong_20_Emphasis"><text:span text:style-name="T153"><text:s/></text:span></text:span>mogelijk.</text:p></text:note-body></text:note></text:span><text:span text:style-name="T68"> </text:span><text:span text:style-name="T71">USB</text:span><text:span text:style-name="T69">-stick</text:span><text:span text:style-name="T69"><text:note text:id="ftn5" text:note-class="footnote"><text:note-citation>3</text:note-citation><text:note-body><text:p text:style-name="P76"><text:span text:style-name="Strong_20_Emphasis"><text:span text:style-name="T86">Maak een opstartbare USB-stick</text:span></text:span><text:span text:style-name="Strong_20_Emphasis"><text:span text:style-name="T81">:<text:line-break/></text:span></text:span><text:span text:style-name="Strong_20_Emphasis"><text:span text:style-name="T76">Download </text:span></text:span><text:span text:style-name="Strong_20_Emphasis"><text:span text:style-name="T77">een </text:span></text:span><text:span text:style-name="Strong_20_Emphasis"><text:span text:style-name="T82">CD</text:span></text:span><text:span text:style-name="Strong_20_Emphasis"><text:span text:style-name="T85">-beeldbestand</text:span></text:span><text:span text:style-name="Strong_20_Emphasis"><text:span text:style-name="T78"> </text:span></text:span><text:span text:style-name="Strong_20_Emphasis"><text:span text:style-name="T79">(.iso) </text:span></text:span><text:span text:style-name="Strong_20_Emphasis"><text:span text:style-name="T78">vanaf </text:span></text:span><text:a xlink:type="simple" xlink:href="https://rockylinux.org/nl/download" text:style-name="Internet_20_link" text:visited-style-name="Visited_20_Internet_20_Link"><text:span text:style-name="Strong_20_Emphasis"><text:span text:style-name="T213">rockylinux.org/nl/download</text:span></text:span></text:a><text:span text:style-name="Strong_20_Emphasis"><text:span text:style-name="T78">, </text:span></text:span><text:span text:style-name="Strong_20_Emphasis"><text:span text:style-name="T84">klik onder </text:span></text:span><text:span text:style-name="Strong_20_Emphasis"><text:span text:style-name="T89">De</text:span></text:span><text:span text:style-name="Strong_20_Emphasis"><text:span text:style-name="T90">fault</text:span></text:span><text:span text:style-name="Strong_20_Emphasis"><text:span text:style-name="T89"> Images</text:span></text:span><text:span text:style-name="Strong_20_Emphasis"><text:span text:style-name="T84"> op </text:span></text:span><text:span text:style-name="Strong_20_Emphasis"><text:span text:style-name="T104">Rocky Linux </text:span></text:span><text:span text:style-name="Strong_20_Emphasis"><text:span text:style-name="T104"><text:user-field-get text:name="Version">8.10</text:user-field-get></text:span></text:span><text:span text:style-name="Strong_20_Emphasis"><text:span text:style-name="T106">, </text:span></text:span><text:span text:style-name="Strong_20_Emphasis"><text:span text:style-name="T107">en klik</text:span></text:span><text:span text:style-name="Strong_20_Emphasis"><text:span text:style-name="T106"> o</text:span></text:span><text:span text:style-name="Strong_20_Emphasis"><text:span text:style-name="T107">p</text:span></text:span><text:span text:style-name="Strong_20_Emphasis"><text:span text:style-name="T106"> </text:span></text:span><text:span text:style-name="Strong_20_Emphasis"><text:span text:style-name="T105">DVD ISO</text:span></text:span><text:span text:style-name="Strong_20_Emphasis"><text:span text:style-name="T106">.<text:line-break/></text:span></text:span><text:span text:style-name="Strong_20_Emphasis"><text:span text:style-name="T80">De </text:span></text:span><text:span text:style-name="Strong_20_Emphasis"><text:span text:style-name="T83">ver</text:span></text:span><text:span text:style-name="Strong_20_Emphasis"><text:span text:style-name="T80">volgstappen staan beschreven in </text:span></text:span><text:span text:style-name="Strong_20_Emphasis"><text:span text:style-name="T88">Linux informatie</text:span></text:span><text:span text:style-name="Strong_20_Emphasis"><text:span text:style-name="T80">, te vinden op </text:span></text:span><text:a xlink:type="simple" xlink:href="https://karelzimmer.nl/" text:style-name="Internet_20_link" text:visited-style-name="Visited_20_Internet_20_Link"><text:span text:style-name="Strong_20_Emphasis"><text:span text:style-name="T212">karelzimmer.nl</text:span></text:span></text:a><text:span text:style-name="Strong_20_Emphasis"><text:span text:style-name="T80">, onder </text:span></text:span><text:span text:style-name="Strong_20_Emphasis"><text:span text:style-name="T88">Linux</text:span></text:span><text:span text:style-name="Strong_20_Emphasis"><text:span text:style-name="T80">.</text:span></text:span></text:p></text:note-body></text:note></text:span><text:span text:style-name="T70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" office:value-type="string">
            <text:p text:style-name="P24"><text:span text:style-name="Strong_20_Emphasis"><text:span text:style-name="T38">Selecteer</text:span></text:span><text:span text:style-name="Strong_20_Emphasis"><text:span text:style-name="T25"> </text:span></text:span><text:span text:style-name="Strong_20_Emphasis"><text:span text:style-name="T18">Install</text:span></text:span><text:span text:style-name="Strong_20_Emphasis"><text:span text:style-name="T26"> </text:span></text:span><text:span text:style-name="Strong_20_Emphasis"><text:span text:style-name="T19"><text:user-field-get text:name="Distro">Rocky Linux</text:user-field-get></text:span></text:span><text:span text:style-name="Strong_20_Emphasis"><text:span text:style-name="T20"><text:s/></text:span></text:span><text:span text:style-name="Strong_20_Emphasis"><text:span text:style-name="T20"><text:user-field-get text:name="Version">8.10</text:user-field-get></text:span></text:span><text:span text:style-name="Strong_20_Emphasis"><text:span text:style-name="T23"><text:s/></text:span></text:span><text:span text:style-name="Strong_20_Emphasis"><text:span text:style-name="T43">en druk op de </text:span></text:span><text:span text:style-name="Strong_20_Emphasis"><text:span text:style-name="T44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" office:value-type="string">
            <text:p text:style-name="P22"><text:span text:style-name="Strong_20_Emphasis"><text:span text:style-name="T21">Vul de installatieschermen in.</text:span></text:span><text:span text:style-name="T22"/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55"><text:span text:style-name="Strong_20_Emphasis"><text:span text:style-name="T73"><draw:control text:anchor-type="as-char" draw:z-index="25" draw:name="Vorm 13" draw:style-name="gr1" draw:text-style-name="P89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174">Bij</text:span><text:span text:style-name="T175"> </text:span><text:span text:style-name="Strong_20_Emphasis"><text:span text:style-name="T176">WELCOME TO ROCKY LINUX </text:span></text:span><text:span text:style-name="Strong_20_Emphasis"><text:span text:style-name="T184"><text:user-field-get text:name="Version">8.10</text:user-field-get></text:span></text:span><text:span text:style-name="Strong_20_Emphasis"><text:span text:style-name="T177"><text:s/>select</text:span></text:span><text:span text:style-name="Strong_20_Emphasis"><text:span text:style-name="T178">eer</text:span></text:span><text:span text:style-name="Strong_20_Emphasis"><text:span text:style-name="T179"> </text:span></text:span><text:span text:style-name="Strong_20_Emphasis"><text:span text:style-name="T182">Nederlands</text:span></text:span><text:span text:style-name="Strong_20_Emphasis"><text:span text:style-name="T179"> en klik</text:span></text:span><text:span text:style-name="Strong_20_Emphasis"><text:span text:style-name="T180"> </text:span></text:span><text:span text:style-name="Strong_20_Emphasis"><text:span text:style-name="T179">op</text:span></text:span><text:span text:style-name="Strong_20_Emphasis"><text:span text:style-name="T181"> </text:span></text:span><text:span text:style-name="Strong_20_Emphasis"><text:span text:style-name="T172">Doorgaan</text:span></text:span><text:span text:style-name="Strong_20_Emphasis"><text:span text:style-name="T18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5"><text:span text:style-name="Strong_20_Emphasis"><text:span text:style-name="T30"><draw:control text:anchor-type="as-char" draw:z-index="19" draw:name="Vorm 10" draw:style-name="gr1" draw:text-style-name="P89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9"><text:span text:style-name="T162">Onder</text:span><text:span text:style-name="T158"> </text:span><text:span text:style-name="Strong_20_Emphasis"><text:span text:style-name="T162">GEBRUIKERSINSTELLINGEN </text:span></text:span><text:span text:style-name="T162">klik op </text:span><text:span text:style-name="T168">Gebruiker aanmaken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70"><text:span text:style-name="T243">Vul in </text:span><text:span text:style-name="Strong_20_Emphasis"><text:span text:style-name="T62">Volledige naam</text:span></text:span><text:span text:style-name="Strong_20_Emphasis"><text:span text:style-name="T46"> </text:span></text:span><text:span text:style-name="Definition"><text:span text:style-name="T14">&lt;GEBRUIKER</text:span></text:span><text:span text:style-name="Definition"><text:span text:style-name="T185">&gt;</text:span></text:span><text:span text:style-name="Strong_20_Emphasis"><text:span text:style-name="T47">, <text:line-break/></text:span></text:span><text:span text:style-name="Strong_20_Emphasis"><text:span text:style-name="T62">Gebruikersnaam</text:span></text:span><text:span text:style-name="Strong_20_Emphasis"><text:span text:style-name="T46"> &lt;</text:span></text:span><text:span text:style-name="Definition"><text:span text:style-name="T6">gebruikersnaam&gt;</text:span></text:span><text:span text:style-name="Strong_20_Emphasis"><text:span text:style-name="T46">,</text:span></text:span></text:p>
            <text:p text:style-name="P68"><text:span text:style-name="Strong_20_Emphasis"><text:span text:style-name="T49">vink aan </text:span></text:span><text:span text:style-name="Strong_20_Emphasis"><text:span text:style-name="T59">Maak deze gebruiker beheerder</text:span></text:span><text:span text:style-name="Strong_20_Emphasis"><text:span text:style-name="T49">,</text:span></text:span></text:p>
            <text:p text:style-name="P69"><text:span text:style-name="Strong_20_Emphasis"><text:span text:style-name="T48">g</text:span></text:span><text:span text:style-name="Strong_20_Emphasis"><text:span text:style-name="T49">eef tweemaal een </text:span></text:span><text:span text:style-name="Strong_20_Emphasis"><text:span text:style-name="T62">wachtwoord</text:span></text:span><text:span text:style-name="Strong_20_Emphasis"><text:span text:style-name="T49"> </text:span></text:span><text:span text:style-name="Strong_20_Emphasis"><text:span text:style-name="T50">en k</text:span></text:span><text:span text:style-name="Strong_20_Emphasis"><text:span text:style-name="T49">lik op </text:span></text:span><text:span text:style-name="Strong_20_Emphasis"><text:span text:style-name="T59">Klaar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5"><text:span text:style-name="Strong_20_Emphasis"><text:span text:style-name="T30"><draw:control text:anchor-type="as-char" draw:z-index="20" draw:name="Vorm 2" draw:style-name="gr1" draw:text-style-name="P89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8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Installatiebestemming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72"><text:span text:style-name="T26">Controleer </text:span><text:span text:style-name="T27">de </text:span><text:span text:style-name="T58">Apparaatselectie </text:span><text:span text:style-name="T26">en klik op </text:span><text:span text:style-name="T57">Klaar</text:span><text:span text:style-name="T26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5"><text:span text:style-name="Strong_20_Emphasis"><text:span text:style-name="T30"><draw:control text:anchor-type="as-char" draw:z-index="21" draw:name="Vorm 12" draw:style-name="gr1" draw:text-style-name="P89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8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Netwerk &amp; hostnaam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5" office:value-type="string">
            <text:p text:style-name="P13"><text:span text:style-name="T167">Verplaats</text:span><text:span text:style-name="T163"> </text:span><text:span text:style-name="T166">de </text:span><text:span text:style-name="T163">schuif</text:span><text:span text:style-name="T166">regelaar</text:span><text:span text:style-name="T163"> achter de netwerkadapter </text:span><text:span text:style-name="T166">van </text:span><text:span text:style-name="T171">UIT</text:span><text:span text:style-name="T166"> naar</text:span><text:span text:style-name="T163"> </text:span><text:span text:style-name="T169">AA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5" office:value-type="string">
            <text:p text:style-name="P10"><text:span text:style-name="T161">V</text:span><text:span text:style-name="T159">ul </text:span><text:span text:style-name="T160">in </text:span><text:span text:style-name="Strong_20_Emphasis"><text:span text:style-name="T163">Hostnaam</text:span></text:span><text:span text:style-name="Definition"><text:span text:style-name="T7"> &lt;</text:span></text:span><text:span text:style-name="Definition"><text:span text:style-name="T8">computernaam&gt;</text:span></text:span><text:span text:style-name="Strong_20_Emphasis"><text:span text:style-name="T155"> </text:span></text:span><text:span text:style-name="Strong_20_Emphasis"><text:span text:style-name="T157">en klik op </text:span></text:span><text:span text:style-name="Strong_20_Emphasis"><text:span text:style-name="T169">Toepassen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5" office:value-type="string">
            <text:p text:style-name="P10"><text:span text:style-name="T163">K</text:span><text:span text:style-name="T162">lik op </text:span><text:span text:style-name="T168">Klaar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5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5"><text:span text:style-name="Strong_20_Emphasis"><text:span text:style-name="T30"><draw:control text:anchor-type="as-char" draw:z-index="22" draw:name="Vorm 1" draw:style-name="gr1" draw:text-style-name="P89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1"><text:span text:style-name="T165">O</text:span><text:span text:style-name="T162">nder </text:span><text:span text:style-name="T168">SOFTWARE</text:span><text:span text:style-name="T162"> </text:span><text:span text:style-name="T165">klik </text:span><text:span text:style-name="T162">op </text:span><text:span text:style-name="T170">Software selectie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0" office:value-type="string">
            <text:p text:style-name="P10"><text:span text:style-name="T164">Selecteer </text:span><text:span text:style-name="T170">Server</text:span><text:span text:style-name="T164"> en klik op </text:span><text:span text:style-name="T170">Klaar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5"><text:span text:style-name="Strong_20_Emphasis"><text:span text:style-name="T30"><draw:control text:anchor-type="as-char" draw:z-index="24" draw:name="Vorm 15" draw:style-name="gr1" draw:text-style-name="P89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2"><text:span text:style-name="Strong_20_Emphasis"><text:span text:style-name="T183">Klik op </text:span></text:span><text:span text:style-name="Strong_20_Emphasis"><text:span text:style-name="T173">Begin installatie</text:span>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5"><text:span text:style-name="Strong_20_Emphasis"><text:span text:style-name="T30"><draw:control text:anchor-type="as-char" draw:z-index="26" draw:name="Vorm 6" draw:style-name="gr1" draw:text-style-name="P89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5">Klik op <text:span text:style-name="T9">Systeem herstarten</text:span><text:span text:style-name="T244">.</text:span></text:p>
          </table:table-cell>
        </table:table-row>
      </table:table>
      <text:p text:style-name="P41"><text:span text:style-name="Strong_20_Emphasis"><text:span text:style-name="T45"/></text:span></text:p>
      <text:list text:continue-numbering="true" text:style-name="L1">
        <text:list-item>
          <text:p text:style-name="P82"><text:span text:style-name="Strong_20_Emphasis"><text:span text:style-name="T60">Installatie </text:span></text:span><text:span text:style-name="Strong_20_Emphasis"><text:span text:style-name="T61">afronden</text:span></text:span></text:p>
        </text:list-item>
      </text:list>
      <text:p text:style-name="P42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2"><draw:control text:anchor-type="as-char" draw:z-index="2" draw:name="Vorm24" draw:style-name="gr1" draw:text-style-name="P89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7"><text:span text:style-name="Strong_20_Emphasis"><text:span text:style-name="T24">Aanmelden als </text:span></text:span><text:span text:style-name="Definition"><text:span text:style-name="T16">&lt;GEBRUIKER</text:span></text:span><text:span text:style-name="Definition"><text:span text:style-name="T194">&gt;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2"/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60"><text:span text:style-name="Strong_20_Emphasis"><text:span text:style-name="T42"><draw:control text:anchor-type="as-char" draw:z-index="15" draw:name="Vorm 5" draw:style-name="gr1" draw:text-style-name="P8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74">Typ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4" office:value-type="string">
            <text:p text:style-name="P50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0"><text:span text:style-name="Strong_20_Emphasis"><text:span text:style-name="T42"><draw:control text:anchor-type="as-char" draw:z-index="16" draw:name="Vorm 7" draw:style-name="gr1" draw:text-style-name="P89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5"><text:span text:style-name="Strong_20_Emphasis"><text:span text:style-name="T74">Typ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65"><text:span text:style-name="Strong_20_Emphasis"><text:span text:style-name="T38">Selecteer</text:span></text:span><text:span text:style-name="Strong_20_Emphasis"><text:span text:style-name="T33"> </text:span></text:span><text:span text:style-name="Strong_20_Emphasis"><text:span text:style-name="T64">3</text:span></text:span><text:span text:style-name="Strong_20_Emphasis"><text:span text:style-name="T53"> </text:span></text:span><text:span text:style-name="Strong_20_Emphasis"><text:span text:style-name="T54">Installatie</text:span></text:span><text:span text:style-name="Strong_20_Emphasis"><text:span text:style-name="T55"> </text:span></text:span><text:span text:style-name="Strong_20_Emphasis"><text:span text:style-name="T56">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48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</table:table>
      <text:p text:style-name="P42"><text:span text:style-name="Strong_20_Emphasis"><text:span text:style-name="T24"><text:tab/></text:span></text:span></text:p>
      <text:p text:style-name="P43"><text:span text:style-name="Strong_20_Emphasis"><text:span text:style-name="T34"/></text:span></text:p>
      <text:p text:style-name="P44"><text:span text:style-name="Strong_20_Emphasis"><text:span text:style-name="T32"/></text:span></text:p>
      <text:list text:continue-numbering="true" text:style-name="L1">
        <text:list-item>
          <text:p text:style-name="P86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42"><draw:control text:anchor-type="as-char" draw:z-index="3" draw:name="Vorm40_0" draw:style-name="gr1" draw:text-style-name="P89" svg:width="0.35cm" svg:height="0.35cm" draw:control="control2"/></text:span></text:span></text:p>
          </table:table-cell>
          <table:table-cell table:style-name="Tabel2.A1" office:value-type="string">
            <text:p text:style-name="P58"><text:span text:style-name="Strong_20_Emphasis"><text:span text:style-name="T42"><draw:control text:anchor-type="as-char" draw:z-index="6" draw:name="Vorm40_ 1" draw:style-name="gr1" draw:text-style-name="P89" svg:width="0.35cm" svg:height="0.35cm" draw:control="control5"/></text:span></text:span></text:p>
          </table:table-cell>
          <table:table-cell table:style-name="Tabel2.D1" office:value-type="string">
            <text:p text:style-name="P23"><text:span text:style-name="Strong_20_Emphasis"><text:span text:style-name="T24">Aanmelden als </text:span></text:span><text:span text:style-name="Definition"><text:span text:style-name="T16">&lt;GEBRUIKER</text:span></text:span><text:span text:style-name="Definition"><text:span text:style-name="T194">&gt;</text:span></text:span><text:span text:style-name="Strong_20_Emphasis"><text:span text:style-name="T35"><text:note text:id="ftn6" text:note-class="footnote"><text:note-citation>1</text:note-citation><text:note-body><text:p text:style-name="P52"><text:span text:style-name="User_20_Entry"><text:span text:style-name="T108">E</text:span></text:span><text:span text:style-name="User_20_Entry"><text:span text:style-name="T110">ventuele extra </text:span></text:span><text:span text:style-name="Definition"><text:span text:style-name="T238">gebruiker</text:span></text:span><text:span text:style-name="User_20_Entry"><text:span text:style-name="T109">s</text:span></text:span><text:span text:style-name="User_20_Entry"><text:span text:style-name="T110"> aanmelden en dezelfde stappen uitvoeren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61"><text:span text:style-name="Strong_20_Emphasis"><text:span text:style-name="T42"><draw:control text:anchor-type="as-char" draw:z-index="17" draw:name="Vorm 8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61"><text:span text:style-name="Strong_20_Emphasis"><text:span text:style-name="T42"><draw:control text:anchor-type="as-char" draw:z-index="18" draw:name="Vorm 9" draw:style-name="gr1" draw:text-style-name="P89" svg:width="0.35cm" svg:height="0.35cm" draw:control="control17"/></text:span></text:span></text:p>
          </table:table-cell>
          <table:table-cell table:style-name="Tabel2.D3" office:value-type="string">
            <text:p text:style-name="P75"><text:span text:style-name="Strong_20_Emphasis"><text:span text:style-name="T74">Typ: </text:span></text:span><text:span text:style-name="Strong_20_Emphasis"><text:span text:style-name="T111">kz menu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4" office:value-type="string">
            <text:p text:style-name="P21"><text:span text:style-name="Strong_20_Emphasis"><text:span text:style-name="T38">Selecteer</text:span></text:span><text:span text:style-name="Strong_20_Emphasis"><text:span text:style-name="T33"> </text:span></text:span><text:span text:style-name="Strong_20_Emphasis"><text:span text:style-name="T64">4</text:span></text:span><text:span text:style-name="Strong_20_Emphasis"><text:span text:style-name="T53"> </text:span></text:span><text:span text:style-name="Strong_20_Emphasis"><text:span text:style-name="T39">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49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</table:table>
      <text:p text:style-name="P18"><text:span text:style-name="Strong_20_Emphasis"><text:span text:style-name="T36"/></text:span></text:p>
      <text:p text:style-name="P36"/>
      <text:p text:style-name="P37"><text:span text:style-name="T118">E</text:span><text:span text:style-name="T119">inde c</text:span><text:span text:style-name="T120">hecklist, </text:span><text:span text:style-name="T121">d</text:span><text:span text:style-name="T120">e installatie van </text:span><text:span text:style-name="Strong_20_Emphasis"><text:span text:style-name="T133"><text:user-field-get text:name="Distro">Rocky Linux</text:user-field-get></text:span></text:span><text:span text:style-name="T122"><text:s/></text:span><text:span text:style-name="T123"><text:user-field-get text:name="Version">8.10</text:user-field-get></text:span><text:span text:style-name="T123"><text:s/></text:span><text:span text:style-name="Strong_20_Emphasis"><text:span text:style-name="T134">Server</text:span></text:span><text:span text:style-name="Strong_20_Emphasis"><text:span text:style-name="T65"> </text:span></text:span><text:span text:style-name="T120">is voltooid.</text:span></text:p>
      <text:p text:style-name="P7"/>
      <text:list text:style-name="L2">
        <text:list-header>
          <text:p text:style-name="P87"><text:span text:style-name="Emphasis"><text:span text:style-name="T22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7">Karel Zimmer</text:span></text:span></text:a><text:span text:style-name="Emphasis"><text:span text:style-name="T228">.</text:span></text:span></text:p>
          <text:p text:style-name="P88"><text:span text:style-name="Emphasis"><text:span text:style-name="T230">Licentie </text:span></text:span><text:span text:style-name="Emphasis"><text:span text:style-name="T228">C</text:span></text:span><text:span text:style-name="Emphasis"><text:span text:style-name="T229">C0</text:span></text:span><text:span text:style-name="Emphasis"><text:span text:style-name="T228"> 1.0 </text:span></text:span><text:span text:style-name="Emphasis"><text:span text:style-name="T22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5"><text:s/></text:span></text:span><text:span text:style-name="Emphasis"><text:span text:style-name="T22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1-09T13:13:20.790235446">09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13:20.638551504</dc:date>
    <meta:keyword>Installatie</meta:keyword>
    <meta:keyword>Checklist</meta:keyword>
    <meta:keyword>Linux</meta:keyword>
    <meta:editing-cycles>6966</meta:editing-cycles>
    <meta:editing-duration>P12DT12H18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1" meta:word-count="422" meta:character-count="2887" meta:non-whitespace-character-count="2508"/>
    <meta:user-defined meta:name="Info 1"/>
    <meta:user-defined meta:name="Info 2"/>
    <meta:user-defined meta:name="Info 3"/>
    <meta:user-defined meta:name="Info 4"/>
  </office:meta>
</office:document-meta>
</file>